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800000018A7ECAD2F1C438A3A.png" manifest:media-type="image/png"/>
  <manifest:file-entry manifest:full-path="Pictures/100006EB0000027B0000027B4B4ED26420AA795F.svg" manifest:media-type="image/svg+xml"/>
  <manifest:file-entry manifest:full-path="Pictures/1000000100000018000000186B144C114E6B7F58.png" manifest:media-type="image/png"/>
  <manifest:file-entry manifest:full-path="Pictures/100009930000027B0000027B21C7C6625C89B53B.svg" manifest:media-type="image/svg+xml"/>
  <manifest:file-entry manifest:full-path="Pictures/10000001000000190000001980D7F099D6256920.png" manifest:media-type="image/png"/>
  <manifest:file-entry manifest:full-path="Pictures/1000069C00000295000002958AAD8BC33C61ECA7.svg" manifest:media-type="image/svg+xml"/>
  <manifest:file-entry manifest:full-path="Pictures/10000001000009EC00000595C87AB766A4EDE406.png" manifest:media-type="image/png"/>
  <manifest:file-entry manifest:full-path="Pictures/10000001000009EC0000059528F0BAB3C53E4282.png" manifest:media-type="image/png"/>
  <manifest:file-entry manifest:full-path="Pictures/10000001000009EC000005959539836BA583578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osc23slide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osc23slide1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osc23slide2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vertical-align="middle" draw:auto-grow-height="true" draw:auto-grow-width="false" fo:max-height="0cm" fo:min-height="1.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openSUSE-title-title">
      <style:graphic-properties fo:min-height="6.097cm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openSUSE-title-title">
      <style:graphic-properties draw:auto-grow-height="true" fo:min-height="2.628cm"/>
      <style:paragraph-properties style:writing-mode="lr-tb"/>
    </style:style>
    <style:style style:name="pr8" style:family="presentation" style:parent-style-name="openSUSE-title-outline1">
      <style:graphic-properties fo:min-height="8.882cm"/>
      <style:paragraph-properties style:writing-mode="lr-tb"/>
    </style:style>
    <style:style style:name="pr9" style:family="presentation" style:parent-style-name="openSUSE-title-title">
      <style:graphic-properties draw:auto-grow-height="true" fo:min-height="6.097cm"/>
      <style:paragraph-properties style:writing-mode="lr-tb"/>
    </style:style>
    <style:style style:name="pr10" style:family="presentation" style:parent-style-name="openSUSE-title-outline1">
      <style:graphic-properties fo:min-height="4.946cm"/>
      <style:paragraph-properties style:writing-mode="lr-tb"/>
    </style:style>
    <style:style style:name="P1" style:family="paragraph">
      <loext:graphic-properties draw:fill-color="#ffffff"/>
      <style:text-properties fo:color="#ffffff" loext:opacity="100%" loext:color-lum-mod="100%" loext:color-lum-off="0%" fo:font-size="26pt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 fo:font-weight="normal" style:font-weight-asian="bold" style:font-weight-complex="bold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4.7999992370605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8.7999992370605pt"/>
    </style:style>
    <style:style style:name="T1" style:family="text">
      <style:text-properties fo:font-size="24pt" fo:font-weight="normal" style:font-weight-asian="bold" style:font-weight-complex="bold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671cm" svg:y="1.778cm" presentation:class="title" presentation:placeholder="true" presentation:user-transformed="true">
          <draw:text-box/>
        </draw:frame>
        <draw:frame presentation:style-name="pr2" draw:text-style-name="P1" draw:layer="layout" svg:width="16.261cm" svg:height="5.197cm" svg:x="10.671cm" svg:y="7.875cm" presentation:class="subtitle" presentation:placeholder="true" presentation:user-transformed="true">
          <draw:text-box/>
        </draw:frame>
        <draw:frame draw:style-name="gr1" draw:text-style-name="P3" draw:layer="layout" svg:width="10.931cm" svg:height="1.62cm" svg:x="0.508cm" svg:y="5.504cm">
          <draw:text-box>
            <text:p text:style-name="P2"><text:span text:style-name="T1">openSUSE Conference</text:span></text:p>
          </draw:text-box>
        </draw:frame>
        <draw:g>
          <draw:frame draw:style-name="gr2" draw:text-style-name="P4" draw:layer="layout" svg:width="10.31cm" svg:height="1.665cm" svg:x="17.687cm" svg:y="14.36cm">
            <draw:text-box>
              <text:p><text:span text:style-name="T2">opensuse-project@opensuse.org</text:span></text:p>
            </draw:text-box>
          </draw:frame>
          <draw:frame draw:style-name="gr3" draw:text-style-name="P5" draw:layer="layout" svg:width="0.66cm" svg:height="0.66cm" svg:x="16.825cm" svg:y="14.967cm">
            <draw:image xlink:href="Pictures/1000069C00000295000002958AAD8BC33C61ECA7.svg" xlink:type="simple" xlink:show="embed" xlink:actuate="onLoad" draw:mime-type="image/svg+xml">
              <text:p/>
            </draw:image>
            <draw:image xlink:href="Pictures/10000001000000190000001980D7F099D6256920.png" xlink:type="simple" xlink:show="embed" xlink:actuate="onLoad" draw:mime-type="image/png"/>
          </draw:frame>
          <draw:frame draw:style-name="gr3" draw:text-style-name="P5" draw:layer="layout" svg:width="0.634cm" svg:height="0.634cm" svg:x="7.622cm" svg:y="14.957cm">
            <draw:image xlink:href="Pictures/100009930000027B0000027B21C7C6625C89B53B.svg" xlink:type="simple" xlink:show="embed" xlink:actuate="onLoad" draw:mime-type="image/svg+xml">
              <text:p/>
            </draw:image>
            <draw:image xlink:href="Pictures/1000000100000018000000186B144C114E6B7F58.png" xlink:type="simple" xlink:show="embed" xlink:actuate="onLoad" draw:mime-type="image/png"/>
          </draw:frame>
          <draw:frame draw:style-name="gr3" draw:text-style-name="P5" draw:layer="layout" svg:width="0.634cm" svg:height="0.634cm" svg:x="11.223cm" svg:y="14.973cm">
            <draw:image xlink:href="Pictures/100006EB0000027B0000027B4B4ED26420AA795F.svg" xlink:type="simple" xlink:show="embed" xlink:actuate="onLoad" draw:mime-type="image/svg+xml">
              <text:p/>
            </draw:image>
            <draw:image xlink:href="Pictures/100000010000001800000018A7ECAD2F1C438A3A.png" xlink:type="simple" xlink:show="embed" xlink:actuate="onLoad" draw:mime-type="image/png"/>
          </draw:frame>
          <draw:frame draw:style-name="gr4" draw:text-style-name="P4" draw:layer="layout" svg:width="2.439cm" svg:height="0.958cm" svg:x="8.284cm" svg:y="14.771cm">
            <draw:text-box>
              <text:p><text:span text:style-name="T2">oSC23</text:span></text:p>
            </draw:text-box>
          </draw:frame>
          <draw:frame draw:style-name="gr2" draw:text-style-name="P4" draw:layer="layout" svg:width="3.44cm" svg:height="1.665cm" svg:x="11.985cm" svg:y="14.376cm">
            <draw:text-box>
              <text:p><text:span text:style-name="T2">@openSUS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20.354cm" svg:height="10.476cm" svg:x="0.616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9.134cm" svg:x="1.4cm" svg:y="3.685cm" presentation:class="subtitle" presentation:placeholder="true">
          <draw:text-box/>
        </draw:frame>
        <presentation:notes draw:style-name="dp3">
          <draw:page-thumbnail draw:style-name="gr5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2.628cm" svg:x="1.399cm" svg:y="0.628cm" presentation:class="title" presentation:placeholder="true" presentation:user-transformed="true">
          <draw:text-box/>
        </draw:frame>
        <draw:frame presentation:style-name="pr8" draw:layer="layout" svg:width="21.214cm" svg:height="9.133cm" svg:x="1.399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20.354cm" svg:height="10.476cm" svg:x="0.616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5" draw:master-page-name="openSUSE-title" presentation:presentation-page-layout-name="AL2T1">
        <office:forms form:automatic-focus="false" form:apply-design-mode="false"/>
        <draw:frame presentation:style-name="pr9" draw:layer="layout" svg:width="16.261cm" svg:height="6.097cm" svg:x="3.43cm" svg:y="1.408cm" presentation:class="title" presentation:placeholder="true" presentation:user-transformed="true">
          <draw:text-box/>
        </draw:frame>
        <draw:frame presentation:style-name="pr10" draw:layer="layout" svg:width="16.261cm" svg:height="5.197cm" svg:x="3.43cm" svg:y="7.50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20.354cm" svg:height="10.476cm" svg:x="0.616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2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9EC000005959539836BA5835788.png" xlink:type="simple" xlink:show="embed" xlink:actuate="onLoad"/>
    <draw:fill-image draw:name="background" xlink:href="Pictures/10000001000009EC0000059528F0BAB3C53E4282.png" xlink:type="simple" xlink:show="embed" xlink:actuate="onLoad"/>
    <draw:fill-image draw:name="osc23slide" xlink:href="Pictures/10000001000009EC0000059528F0BAB3C53E4282.png" xlink:type="simple" xlink:show="embed" xlink:actuate="onLoad"/>
    <draw:fill-image draw:name="osc23slide1" xlink:href="Pictures/10000001000009EC000005959539836BA5835788.png" xlink:type="simple" xlink:show="embed" xlink:actuate="onLoad"/>
    <draw:fill-image draw:name="osc23slide2" xlink:href="Pictures/10000001000009EC00000595C87AB766A4EDE40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>
        <style:tab-stops/>
      </style:paragraph-properties>
      <style:text-properties fo:font-variant="normal" fo:text-transform="none" fo:color="#e0f1db" loext:opacity="100%" loext:color-lum-mod="100%" loext:color-lum-off="0%" style:text-outline="false" style:text-line-through-style="none" style:text-line-through-type="none" style:font-name="Source Sans Pro1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loext:color-lum-mod="100%" loext:color-lum-off="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loext:color-lum-mod="100%" loext:color-lum-off="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loext:color-lum-mod="100%" loext:color-lum-off="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loext:color-lum-mod="100%" loext:color-lum-off="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loext:color-lum-mod="100%" loext:color-lum-off="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loext:color-lum-mod="100%" loext:color-lum-off="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e0f1db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Open Sans Condensed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/>
      <style:paragraph-properties style:writing-mode="lr-tb"/>
    </style:style>
    <style:style style:name="Mpr12" style:family="presentation" style:parent-style-name="openSUSE-title-outline1">
      <style:graphic-properties fo:min-height="9.135cm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style:font-name="Source Sans Pro Semibold" fo:font-size="14pt" style:font-size-asian="14pt" style:font-size-complex="14pt"/>
    </style:style>
    <style:style style:name="MT2" style:family="text">
      <style:text-properties fo:color="#ffffff" loext:opacity="100%" style:font-name="Open Sans Condensed1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penSUSE-title" style:page-layout-name="PM1" draw:style-name="Mdp3">
      <office:forms form:automatic-focus="false" form:apply-design-mode="false"/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2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11:21.464920021</meta:creation-date>
    <dc:date>2023-05-02T16:21:12.930288304</dc:date>
    <meta:editing-duration>PT9M51S</meta:editing-duration>
    <meta:editing-cycles>2</meta:editing-cycles>
    <meta:generator>LibreOffice/7.5.2.2$Linux_X86_64 LibreOffice_project/50$Build-2</meta:generator>
    <meta:document-statistic meta:object-count="67"/>
  </office:meta>
</office:document-meta>
</file>